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Benchmark" style:family="table">
      <style:table-properties style:width="6.925in" table:align="margins"/>
    </style:style>
    <style:style style:name="Benchmark.A" style:family="table-column">
      <style:table-column-properties style:column-width="1.1542in" style:rel-column-width="10922*"/>
    </style:style>
    <style:style style:name="Benchmark.F" style:family="table-column">
      <style:table-column-properties style:column-width="1.1542in" style:rel-column-width="10925*"/>
    </style:style>
    <style:style style:name="Benchmark.A1" style:family="table-cell">
      <style:table-cell-properties fo:padding="0.0382in" fo:border-left="0.05pt solid #000000" fo:border-right="none" fo:border-top="0.05pt solid #000000" fo:border-bottom="0.05pt solid #000000"/>
    </style:style>
    <style:style style:name="Benchmark.F1" style:family="table-cell">
      <style:table-cell-properties fo:padding="0.0382in" fo:border="0.05pt solid #000000"/>
    </style:style>
    <style:style style:name="Benchmark.A2" style:family="table-cell">
      <style:table-cell-properties fo:padding="0.0382in" fo:border-left="0.05pt solid #000000" fo:border-right="none" fo:border-top="none" fo:border-bottom="0.05pt solid #000000"/>
    </style:style>
    <style:style style:name="Benchmark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7da7"/>
    </style:style>
    <style:style style:name="P2" style:family="paragraph" style:parent-style-name="Standard">
      <style:text-properties officeooo:paragraph-rsid="000d7b9a"/>
    </style:style>
    <style:style style:name="P3" style:family="paragraph" style:parent-style-name="Standard">
      <style:text-properties officeooo:paragraph-rsid="00108e26"/>
    </style:style>
    <style:style style:name="P4" style:family="paragraph" style:parent-style-name="Standard">
      <style:text-properties officeooo:paragraph-rsid="001e2633"/>
    </style:style>
    <style:style style:name="P5" style:family="paragraph" style:parent-style-name="Standard">
      <style:text-properties officeooo:paragraph-rsid="001efd28"/>
    </style:style>
    <style:style style:name="P6" style:family="paragraph" style:parent-style-name="Standard">
      <style:text-properties officeooo:paragraph-rsid="002a8a41"/>
    </style:style>
    <style:style style:name="P7" style:family="paragraph" style:parent-style-name="Standard">
      <style:text-properties officeooo:paragraph-rsid="002b81f0"/>
    </style:style>
    <style:style style:name="P8" style:family="paragraph" style:parent-style-name="Standard">
      <style:text-properties officeooo:paragraph-rsid="003066c3"/>
    </style:style>
    <style:style style:name="P9" style:family="paragraph" style:parent-style-name="Standard">
      <style:text-properties officeooo:paragraph-rsid="0034d504"/>
    </style:style>
    <style:style style:name="P10" style:family="paragraph" style:parent-style-name="Standard">
      <style:text-properties officeooo:paragraph-rsid="003849a0"/>
    </style:style>
    <style:style style:name="P11" style:family="paragraph" style:parent-style-name="Standard">
      <style:text-properties officeooo:paragraph-rsid="003bb9e3"/>
    </style:style>
    <style:style style:name="P12" style:family="paragraph" style:parent-style-name="Standard">
      <style:text-properties officeooo:paragraph-rsid="003dba08"/>
    </style:style>
    <style:style style:name="P13" style:family="paragraph" style:parent-style-name="Table_20_Contents">
      <style:text-properties officeooo:paragraph-rsid="000c7da7"/>
    </style:style>
    <style:style style:name="P14" style:family="paragraph" style:parent-style-name="Table_20_Contents">
      <style:text-properties officeooo:paragraph-rsid="000c9cc9"/>
    </style:style>
    <style:style style:name="P15" style:family="paragraph" style:parent-style-name="Table_20_Contents">
      <style:text-properties officeooo:paragraph-rsid="000cb24e"/>
    </style:style>
    <style:style style:name="P16" style:family="paragraph" style:parent-style-name="Table_20_Contents">
      <style:text-properties officeooo:paragraph-rsid="000f32cf"/>
    </style:style>
    <style:style style:name="P17" style:family="paragraph" style:parent-style-name="Table_20_Contents">
      <style:text-properties officeooo:paragraph-rsid="0010c212"/>
    </style:style>
    <style:style style:name="P18" style:family="paragraph" style:parent-style-name="Table_20_Contents">
      <style:text-properties officeooo:paragraph-rsid="00111d67"/>
    </style:style>
    <style:style style:name="P19" style:family="paragraph" style:parent-style-name="Table_20_Contents">
      <style:text-properties officeooo:paragraph-rsid="0011c62a"/>
    </style:style>
    <style:style style:name="P20" style:family="paragraph" style:parent-style-name="Table_20_Contents">
      <style:text-properties officeooo:paragraph-rsid="0012996d"/>
    </style:style>
    <style:style style:name="P21" style:family="paragraph" style:parent-style-name="Table_20_Contents">
      <style:text-properties officeooo:paragraph-rsid="0013bf45"/>
    </style:style>
    <style:style style:name="P22" style:family="paragraph" style:parent-style-name="Table_20_Contents">
      <style:text-properties officeooo:paragraph-rsid="00155be7"/>
    </style:style>
    <style:style style:name="P23" style:family="paragraph" style:parent-style-name="Table_20_Contents">
      <style:text-properties officeooo:paragraph-rsid="00167bff"/>
    </style:style>
    <style:style style:name="P24" style:family="paragraph" style:parent-style-name="Table_20_Contents">
      <style:text-properties officeooo:paragraph-rsid="00185c1d"/>
    </style:style>
    <style:style style:name="P25" style:family="paragraph" style:parent-style-name="Table_20_Contents">
      <style:text-properties officeooo:paragraph-rsid="0018faf2"/>
    </style:style>
    <style:style style:name="P26" style:family="paragraph" style:parent-style-name="Table_20_Contents">
      <style:text-properties officeooo:paragraph-rsid="00196e2b"/>
    </style:style>
    <style:style style:name="P27" style:family="paragraph" style:parent-style-name="Table_20_Contents">
      <style:text-properties officeooo:paragraph-rsid="001f476c"/>
    </style:style>
    <style:style style:name="P28" style:family="paragraph" style:parent-style-name="Table_20_Contents">
      <style:text-properties officeooo:paragraph-rsid="001f9074"/>
    </style:style>
    <style:style style:name="P29" style:family="paragraph" style:parent-style-name="Table_20_Contents">
      <style:text-properties officeooo:paragraph-rsid="00206b6d"/>
    </style:style>
    <style:style style:name="P30" style:family="paragraph" style:parent-style-name="Table_20_Contents">
      <style:text-properties officeooo:paragraph-rsid="00232b3b"/>
    </style:style>
    <style:style style:name="P31" style:family="paragraph" style:parent-style-name="Table_20_Contents">
      <style:text-properties officeooo:paragraph-rsid="0024c466"/>
    </style:style>
    <style:style style:name="P32" style:family="paragraph" style:parent-style-name="Table_20_Contents">
      <style:text-properties officeooo:paragraph-rsid="0024ce73"/>
    </style:style>
    <style:style style:name="P33" style:family="paragraph" style:parent-style-name="Table_20_Contents">
      <style:text-properties officeooo:paragraph-rsid="00288757"/>
    </style:style>
    <style:style style:name="P34" style:family="paragraph" style:parent-style-name="Table_20_Contents">
      <style:text-properties officeooo:paragraph-rsid="002b81f0"/>
    </style:style>
    <style:style style:name="P35" style:family="paragraph" style:parent-style-name="Table_20_Contents">
      <style:text-properties officeooo:paragraph-rsid="002c38cb"/>
    </style:style>
    <style:style style:name="P36" style:family="paragraph" style:parent-style-name="Table_20_Contents">
      <style:text-properties officeooo:paragraph-rsid="002d9c05"/>
    </style:style>
    <style:style style:name="P37" style:family="paragraph" style:parent-style-name="Table_20_Contents">
      <style:text-properties officeooo:paragraph-rsid="002f1936"/>
    </style:style>
    <style:style style:name="P38" style:family="paragraph" style:parent-style-name="Table_20_Contents">
      <style:text-properties officeooo:paragraph-rsid="003208b5"/>
    </style:style>
    <style:style style:name="P39" style:family="paragraph" style:parent-style-name="Table_20_Contents">
      <style:text-properties officeooo:paragraph-rsid="0034d504"/>
    </style:style>
    <style:style style:name="P40" style:family="paragraph" style:parent-style-name="Table_20_Contents">
      <style:text-properties officeooo:paragraph-rsid="0036462d"/>
    </style:style>
    <style:style style:name="P41" style:family="paragraph" style:parent-style-name="Table_20_Contents">
      <style:text-properties officeooo:paragraph-rsid="0037517f"/>
    </style:style>
    <style:style style:name="P42" style:family="paragraph" style:parent-style-name="Table_20_Contents">
      <style:text-properties officeooo:paragraph-rsid="003849a0"/>
    </style:style>
    <style:style style:name="P43" style:family="paragraph" style:parent-style-name="Table_20_Contents">
      <style:text-properties officeooo:paragraph-rsid="003ba28e"/>
    </style:style>
    <style:style style:name="P44" style:family="paragraph" style:parent-style-name="Table_20_Contents">
      <style:text-properties officeooo:paragraph-rsid="003bb9e3"/>
    </style:style>
    <style:style style:name="P45" style:family="paragraph" style:parent-style-name="Table_20_Contents">
      <style:text-properties officeooo:paragraph-rsid="003dba08"/>
    </style:style>
    <style:style style:name="P46" style:family="paragraph" style:parent-style-name="Table_20_Contents">
      <style:text-properties officeooo:paragraph-rsid="00451346"/>
    </style:style>
    <style:style style:name="P47" style:family="paragraph" style:parent-style-name="Table_20_Contents">
      <style:text-properties officeooo:paragraph-rsid="00460272"/>
    </style:style>
    <style:style style:name="P48" style:family="paragraph" style:parent-style-name="Table_20_Contents">
      <style:text-properties officeooo:paragraph-rsid="004713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s: Tam A. Luong and Sartrapat Saengcharoentrakul</text:p>
      <text:p text:style-name="P1">Usernames: tluong04 and ssaeng01</text:p>
      <text:p text:style-name="P1">Assignment 7</text:p>
      <text:p text:style-name="P1">Labnotes</text:p>
      <text:p text:style-name="P1"/>
      <text:p text:style-name="P1">Files chosen for benchmarks:</text:p>
      <text:p text:style-name="P1">small benchmark: midmark.um</text:p>
      <text:p text:style-name="P1">big benchmark: advent.umz (with "n", "take bolt", and "quit" as input)</text:p>
      <text:p text:style-name="P1"/>
      <table:table table:name="Benchmark" table:style-name="Benchmark">
        <table:table-column table:style-name="Benchmark.A" table:number-columns-repeated="5"/>
        <table:table-column table:style-name="Benchmark.F"/>
        <table:table-row>
          <table:table-cell table:style-name="Benchmark.A1" office:value-type="string">
            <text:p text:style-name="P13">Benchmark</text:p>
          </table:table-cell>
          <table:table-cell table:style-name="Benchmark.A1" office:value-type="string">
            <text:p text:style-name="P13">Time</text:p>
          </table:table-cell>
          <table:table-cell table:style-name="Benchmark.A1" office:value-type="string">
            <text:p text:style-name="P13">Instructions</text:p>
          </table:table-cell>
          <table:table-cell table:style-name="Benchmark.A1" office:value-type="string">
            <text:p text:style-name="P13">Relative to start</text:p>
          </table:table-cell>
          <table:table-cell table:style-name="Benchmark.A1" office:value-type="string">
            <text:p text:style-name="P13">Relative to previous</text:p>
          </table:table-cell>
          <table:table-cell table:style-name="Benchmark.F1" office:value-type="string">
            <text:p text:style-name="P13">Improvement</text:p>
          </table:table-cell>
        </table:table-row>
        <table:table-row>
          <table:table-cell table:style-name="Benchmark.A2" office:value-type="string">
            <text:p text:style-name="P13">Big</text:p>
          </table:table-cell>
          <table:table-cell table:style-name="Benchmark.A2" office:value-type="string">
            <text:p text:style-name="P14">66.313</text:p>
          </table:table-cell>
          <table:table-cell table:style-name="Benchmark.A2" office:value-type="string">
            <text:p text:style-name="P14">-</text:p>
          </table:table-cell>
          <table:table-cell table:style-name="Benchmark.A2" office:value-type="string">
            <text:p text:style-name="P14">1.000</text:p>
          </table:table-cell>
          <table:table-cell table:style-name="Benchmark.A2" office:value-type="string">
            <text:p text:style-name="P14">1.000</text:p>
          </table:table-cell>
          <table:table-cell table:style-name="Benchmark.F2" table:number-rows-spanned="2" office:value-type="string">
            <text:p text:style-name="P14">No improvement (starting point)</text:p>
          </table:table-cell>
        </table:table-row>
        <table:table-row>
          <table:table-cell table:style-name="Benchmark.A2" office:value-type="string">
            <text:p text:style-name="P13">Small</text:p>
          </table:table-cell>
          <table:table-cell table:style-name="Benchmark.A2" office:value-type="string">
            <text:p text:style-name="P14">8.176</text:p>
          </table:table-cell>
          <table:table-cell table:style-name="Benchmark.A2" office:value-type="string">
            <text:p text:style-name="P14">8.0 x 10^7 </text:p>
          </table:table-cell>
          <table:table-cell table:style-name="Benchmark.A2" office:value-type="string">
            <text:p text:style-name="P14">1.000</text:p>
          </table:table-cell>
          <table:table-cell table:style-name="Benchmark.A2" office:value-type="string">
            <text:p text:style-name="P14">1.000</text:p>
          </table:table-cell>
          <table:covered-table-cell/>
        </table:table-row>
        <table:table-row>
          <table:table-cell table:style-name="Benchmark.A2" office:value-type="string">
            <text:p text:style-name="P14">Big</text:p>
          </table:table-cell>
          <table:table-cell table:style-name="Benchmark.A2" office:value-type="string">
            <text:p text:style-name="P14">50.039</text:p>
          </table:table-cell>
          <table:table-cell table:style-name="Benchmark.A2" office:value-type="string">
            <text:p text:style-name="P14">-</text:p>
          </table:table-cell>
          <table:table-cell table:style-name="Benchmark.A2" office:value-type="string">
            <text:p text:style-name="P14">0.755</text:p>
          </table:table-cell>
          <table:table-cell table:style-name="Benchmark.A2" office:value-type="string">
            <text:p text:style-name="P14">0.755</text:p>
          </table:table-cell>
          <table:table-cell table:style-name="Benchmark.F2" table:number-rows-spanned="2" office:value-type="string">
            <text:p text:style-name="P14">Compiled with Optimization turned on and linked against -lcii-01</text:p>
          </table:table-cell>
        </table:table-row>
        <table:table-row>
          <table:table-cell table:style-name="Benchmark.A2" office:value-type="string">
            <text:p text:style-name="P14">Small</text:p>
          </table:table-cell>
          <table:table-cell table:style-name="Benchmark.A2" office:value-type="string">
            <text:p text:style-name="P14">6.157</text:p>
          </table:table-cell>
          <table:table-cell table:style-name="Benchmark.A2" office:value-type="string">
            <text:p text:style-name="P14">8.0 x 10^7</text:p>
          </table:table-cell>
          <table:table-cell table:style-name="Benchmark.A2" office:value-type="string">
            <text:p text:style-name="P14">0.753</text:p>
          </table:table-cell>
          <table:table-cell table:style-name="Benchmark.A2" office:value-type="string">
            <text:p text:style-name="P14">0.753</text:p>
          </table:table-cell>
          <table:covered-table-cell/>
        </table:table-row>
        <table:table-row>
          <table:table-cell table:style-name="Benchmark.A2" office:value-type="string">
            <text:p text:style-name="P14">Big</text:p>
          </table:table-cell>
          <table:table-cell table:style-name="Benchmark.A2" office:value-type="string">
            <text:p text:style-name="P14">44.416</text:p>
          </table:table-cell>
          <table:table-cell table:style-name="Benchmark.A2" office:value-type="string">
            <text:p text:style-name="P14">-</text:p>
          </table:table-cell>
          <table:table-cell table:style-name="Benchmark.A2" office:value-type="string">
            <text:p text:style-name="P14">0.670</text:p>
          </table:table-cell>
          <table:table-cell table:style-name="Benchmark.A2" office:value-type="string">
            <text:p text:style-name="P14">0.888</text:p>
          </table:table-cell>
          <table:table-cell table:style-name="Benchmark.F2" table:number-rows-spanned="2" office:value-type="string">
            <text:p text:style-name="P14">Compiled with Optimization turned on and linked against -lcii-02</text:p>
          </table:table-cell>
        </table:table-row>
        <table:table-row>
          <table:table-cell table:style-name="Benchmark.A2" office:value-type="string">
            <text:p text:style-name="P14">Small</text:p>
          </table:table-cell>
          <table:table-cell table:style-name="Benchmark.A2" office:value-type="string">
            <text:p text:style-name="P14">5.484</text:p>
          </table:table-cell>
          <table:table-cell table:style-name="Benchmark.A2" office:value-type="string">
            <text:p text:style-name="P14"><text:bookmark-start text:name="__DdeLink__2_2111625890"/>8.0 x 10^7<text:bookmark-end text:name="__DdeLink__2_2111625890"/></text:p>
          </table:table-cell>
          <table:table-cell table:style-name="Benchmark.A2" office:value-type="string">
            <text:p text:style-name="P14">0.671</text:p>
          </table:table-cell>
          <table:table-cell table:style-name="Benchmark.A2" office:value-type="string">
            <text:p text:style-name="P14">0.891</text:p>
          </table:table-cell>
          <table:covered-table-cell/>
        </table:table-row>
        <table:table-row>
          <table:table-cell table:style-name="Benchmark.A2" office:value-type="string">
            <text:p text:style-name="P14">Big</text:p>
          </table:table-cell>
          <table:table-cell table:style-name="Benchmark.A2" office:value-type="string">
            <text:p text:style-name="P18">39.543</text:p>
          </table:table-cell>
          <table:table-cell table:style-name="Benchmark.A2" office:value-type="string">
            <text:p text:style-name="P15">-</text:p>
          </table:table-cell>
          <table:table-cell table:style-name="Benchmark.A2" office:value-type="string">
            <text:p text:style-name="P19">0.596</text:p>
          </table:table-cell>
          <table:table-cell table:style-name="Benchmark.A2" office:value-type="string">
            <text:p text:style-name="P19">0.891</text:p>
          </table:table-cell>
          <table:table-cell table:style-name="Benchmark.F2" table:number-rows-spanned="2" office:value-type="string">
            <text:p text:style-name="P19">Eliminate bitpack_getu() for opcode 0-12</text:p>
          </table:table-cell>
        </table:table-row>
        <table:table-row>
          <table:table-cell table:style-name="Benchmark.A2" office:value-type="string">
            <text:p text:style-name="P14">Small</text:p>
          </table:table-cell>
          <table:table-cell table:style-name="Benchmark.A2" office:value-type="string">
            <text:p text:style-name="P17">4.976</text:p>
          </table:table-cell>
          <table:table-cell table:style-name="Benchmark.A2" office:value-type="string">
            <text:p text:style-name="P16">53,521,922,710</text:p>
          </table:table-cell>
          <table:table-cell table:style-name="Benchmark.A2" office:value-type="string">
            <text:p text:style-name="P17">0.609</text:p>
          </table:table-cell>
          <table:table-cell table:style-name="Benchmark.A2" office:value-type="string">
            <text:p text:style-name="P17">0.907</text:p>
          </table:table-cell>
          <table:covered-table-cell/>
        </table:table-row>
        <table:table-row>
          <table:table-cell table:style-name="Benchmark.A2" office:value-type="string">
            <text:p text:style-name="P20">Big</text:p>
          </table:table-cell>
          <table:table-cell table:style-name="Benchmark.A2" office:value-type="string">
            <text:p text:style-name="P20">37.555</text:p>
          </table:table-cell>
          <table:table-cell table:style-name="Benchmark.A2" office:value-type="string">
            <text:p text:style-name="P20">-</text:p>
          </table:table-cell>
          <table:table-cell table:style-name="Benchmark.A2" office:value-type="string">
            <text:p text:style-name="P20">0.567</text:p>
          </table:table-cell>
          <table:table-cell table:style-name="Benchmark.A2" office:value-type="string">
            <text:p text:style-name="P20">0.950</text:p>
          </table:table-cell>
          <table:table-cell table:style-name="Benchmark.F2" table:number-rows-spanned="2" office:value-type="string">
            <text:p text:style-name="P20">Eliminate bitpack_getu() for opcode 13</text:p>
          </table:table-cell>
        </table:table-row>
        <table:table-row>
          <table:table-cell table:style-name="Benchmark.A2" office:value-type="string">
            <text:p text:style-name="P20">Small</text:p>
          </table:table-cell>
          <table:table-cell table:style-name="Benchmark.A2" office:value-type="string">
            <text:p text:style-name="P20">4.661</text:p>
          </table:table-cell>
          <table:table-cell table:style-name="Benchmark.A2" office:value-type="string">
            <text:p text:style-name="P20">53,521,922,710</text:p>
          </table:table-cell>
          <table:table-cell table:style-name="Benchmark.A2" office:value-type="string">
            <text:p text:style-name="P20">0.571</text:p>
          </table:table-cell>
          <table:table-cell table:style-name="Benchmark.A2" office:value-type="string">
            <text:p text:style-name="P20">0.937</text:p>
          </table:table-cell>
          <table:covered-table-cell/>
        </table:table-row>
        <table:table-row>
          <table:table-cell table:style-name="Benchmark.A2" office:value-type="string">
            <text:p text:style-name="P20">Big</text:p>
          </table:table-cell>
          <table:table-cell table:style-name="Benchmark.A2" office:value-type="string">
            <text:p text:style-name="P24">33.805</text:p>
          </table:table-cell>
          <table:table-cell table:style-name="Benchmark.A2" office:value-type="string">
            <text:p text:style-name="P15">-</text:p>
          </table:table-cell>
          <table:table-cell table:style-name="Benchmark.A2" office:value-type="string">
            <text:p text:style-name="P26">0.510</text:p>
          </table:table-cell>
          <table:table-cell table:style-name="Benchmark.A2" office:value-type="string">
            <text:p text:style-name="P25">0.900</text:p>
          </table:table-cell>
          <table:table-cell table:style-name="Benchmark.F2" table:number-rows-spanned="2" office:value-type="string">
            <text:p text:style-name="P26">Eliminate the use of progCounter functions</text:p>
          </table:table-cell>
        </table:table-row>
        <table:table-row>
          <table:table-cell table:style-name="Benchmark.A2" office:value-type="string">
            <text:p text:style-name="P20">Small</text:p>
          </table:table-cell>
          <table:table-cell table:style-name="Benchmark.A2" office:value-type="string">
            <text:p text:style-name="P21">4.241</text:p>
          </table:table-cell>
          <table:table-cell table:style-name="Benchmark.A2" office:value-type="string">
            <text:p text:style-name="P29">36,393,384,141</text:p>
          </table:table-cell>
          <table:table-cell table:style-name="Benchmark.A2" office:value-type="string">
            <text:p text:style-name="P23">0.519</text:p>
          </table:table-cell>
          <table:table-cell table:style-name="Benchmark.A2" office:value-type="string">
            <text:p text:style-name="P22">0.910</text:p>
          </table:table-cell>
          <table:covered-table-cell/>
        </table:table-row>
        <table:table-row>
          <table:table-cell table:style-name="Benchmark.A2" office:value-type="string">
            <text:p text:style-name="P13">Big</text:p>
          </table:table-cell>
          <table:table-cell table:style-name="Benchmark.A2" office:value-type="string">
            <text:p text:style-name="P28">29.184</text:p>
          </table:table-cell>
          <table:table-cell table:style-name="Benchmark.A2" office:value-type="string">
            <text:p text:style-name="P20">-</text:p>
          </table:table-cell>
          <table:table-cell table:style-name="Benchmark.A2" office:value-type="string">
            <text:p text:style-name="P32">0.440</text:p>
          </table:table-cell>
          <table:table-cell table:style-name="Benchmark.A2" office:value-type="string">
            <text:p text:style-name="P31">0.863</text:p>
          </table:table-cell>
          <table:table-cell table:style-name="Benchmark.F2" table:number-rows-spanned="2" office:value-type="string">
            <text:p text:style-name="P33">Changed the segment implementation from UArray to C-Array</text:p>
          </table:table-cell>
        </table:table-row>
        <table:table-row>
          <table:table-cell table:style-name="Benchmark.A2" office:value-type="string">
            <text:p text:style-name="P13">Small</text:p>
          </table:table-cell>
          <table:table-cell table:style-name="Benchmark.A2" office:value-type="string">
            <text:p text:style-name="P27">3.586</text:p>
          </table:table-cell>
          <table:table-cell table:style-name="Benchmark.A2" office:value-type="string">
            <text:p text:style-name="P34">31,043,724,017</text:p>
          </table:table-cell>
          <table:table-cell table:style-name="Benchmark.A2" office:value-type="string">
            <text:p text:style-name="P31">0.439</text:p>
          </table:table-cell>
          <table:table-cell table:style-name="Benchmark.A2" office:value-type="string">
            <text:p text:style-name="P30">0.846</text:p>
          </table:table-cell>
          <table:covered-table-cell/>
        </table:table-row>
        <table:table-row>
          <table:table-cell table:style-name="Benchmark.A2" office:value-type="string">
            <text:p text:style-name="P14">Big</text:p>
          </table:table-cell>
          <table:table-cell table:style-name="Benchmark.A2" office:value-type="string">
            <text:p text:style-name="P37">24.006</text:p>
          </table:table-cell>
          <table:table-cell table:style-name="Benchmark.A2" office:value-type="string">
            <text:p text:style-name="P15">-</text:p>
          </table:table-cell>
          <table:table-cell table:style-name="Benchmark.A2" office:value-type="string">
            <text:p text:style-name="P37">0.362</text:p>
          </table:table-cell>
          <table:table-cell table:style-name="Benchmark.A2" office:value-type="string">
            <text:p text:style-name="P37">0.823</text:p>
          </table:table-cell>
          <table:table-cell table:style-name="Benchmark.F2" table:number-rows-spanned="2" office:value-type="string">
            <text:p text:style-name="P35">Change the register implementation from Uarray to C-Array</text:p>
          </table:table-cell>
        </table:table-row>
        <table:table-row>
          <table:table-cell table:style-name="Benchmark.A2" office:value-type="string">
            <text:p text:style-name="P14">Small</text:p>
          </table:table-cell>
          <table:table-cell table:style-name="Benchmark.A2" office:value-type="string">
            <text:p text:style-name="P36">3.048</text:p>
          </table:table-cell>
          <table:table-cell table:style-name="Benchmark.A2" office:value-type="string">
            <text:p text:style-name="P39">26,460,977,863</text:p>
          </table:table-cell>
          <table:table-cell table:style-name="Benchmark.A2" office:value-type="string">
            <text:p text:style-name="P36">0.373</text:p>
          </table:table-cell>
          <table:table-cell table:style-name="Benchmark.A2" office:value-type="string">
            <text:p text:style-name="P36">0.850</text:p>
          </table:table-cell>
          <table:covered-table-cell/>
        </table:table-row>
        <table:table-row>
          <table:table-cell table:style-name="Benchmark.A2" office:value-type="string">
            <text:p text:style-name="P14">Big</text:p>
          </table:table-cell>
          <table:table-cell table:style-name="Benchmark.A2" office:value-type="string">
            <text:p text:style-name="P41">22.349</text:p>
          </table:table-cell>
          <table:table-cell table:style-name="Benchmark.A2" office:value-type="string">
            <text:p text:style-name="P38"/>
          </table:table-cell>
          <table:table-cell table:style-name="Benchmark.A2" office:value-type="string">
            <text:p text:style-name="P41">0.337</text:p>
          </table:table-cell>
          <table:table-cell table:style-name="Benchmark.A2" office:value-type="string">
            <text:p text:style-name="P41">0.931</text:p>
          </table:table-cell>
          <table:table-cell table:style-name="Benchmark.F2" table:number-rows-spanned="2" office:value-type="string">
            <text:p text:style-name="P38">Replace <text:soft-page-break/>register_get() and register_put() with direct c-array access</text:p>
          </table:table-cell>
        </table:table-row>
        <table:table-row>
          <table:table-cell table:style-name="Benchmark.A2" office:value-type="string">
            <text:p text:style-name="P14">Small</text:p>
          </table:table-cell>
          <table:table-cell table:style-name="Benchmark.A2" office:value-type="string">
            <text:p text:style-name="P40">2.839</text:p>
          </table:table-cell>
          <table:table-cell table:style-name="Benchmark.A2" office:value-type="string">
            <text:p text:style-name="P42">23,443,685,796</text:p>
          </table:table-cell>
          <table:table-cell table:style-name="Benchmark.A2" office:value-type="string">
            <text:p text:style-name="P41">0.347</text:p>
          </table:table-cell>
          <table:table-cell table:style-name="Benchmark.A2" office:value-type="string">
            <text:p text:style-name="P41">0.931</text:p>
          </table:table-cell>
          <table:covered-table-cell/>
        </table:table-row>
        <table:table-row>
          <table:table-cell table:style-name="Benchmark.A2" office:value-type="string">
            <text:p text:style-name="P14">Big</text:p>
          </table:table-cell>
          <table:table-cell table:style-name="Benchmark.A2" office:value-type="string">
            <text:p text:style-name="P43">17.085</text:p>
          </table:table-cell>
          <table:table-cell table:style-name="Benchmark.A2" office:value-type="string">
            <text:p text:style-name="P15">-</text:p>
          </table:table-cell>
          <table:table-cell table:style-name="Benchmark.A2" office:value-type="string">
            <text:p text:style-name="P43">0.258</text:p>
          </table:table-cell>
          <table:table-cell table:style-name="Benchmark.A2" office:value-type="string">
            <text:p text:style-name="P43">0.764</text:p>
          </table:table-cell>
          <table:table-cell table:style-name="Benchmark.F2" table:number-rows-spanned="2" office:value-type="string">
            <text:p text:style-name="P38"><text:bookmark-start text:name="__DdeLink__575_198656817"/>Replace segment_isEmpty() with direct access<text:bookmark-end text:name="__DdeLink__575_198656817"/></text:p>
          </table:table-cell>
        </table:table-row>
        <table:table-row>
          <table:table-cell table:style-name="Benchmark.A2" office:value-type="string">
            <text:p text:style-name="P14">Small</text:p>
          </table:table-cell>
          <table:table-cell table:style-name="Benchmark.A2" office:value-type="string">
            <text:p text:style-name="P43">2.170</text:p>
          </table:table-cell>
          <table:table-cell table:style-name="Benchmark.A2" office:value-type="string">
            <text:p text:style-name="P16">53,521,922,710</text:p>
          </table:table-cell>
          <table:table-cell table:style-name="Benchmark.A2" office:value-type="string">
            <text:p text:style-name="P43">0.265</text:p>
          </table:table-cell>
          <table:table-cell table:style-name="Benchmark.A2" office:value-type="string">
            <text:p text:style-name="P43">0.764</text:p>
          </table:table-cell>
          <table:covered-table-cell/>
        </table:table-row>
        <table:table-row>
          <table:table-cell table:style-name="Benchmark.A2" office:value-type="string">
            <text:p text:style-name="P20">Big</text:p>
          </table:table-cell>
          <table:table-cell table:style-name="Benchmark.A2" office:value-type="string">
            <text:p text:style-name="P46">10.130</text:p>
          </table:table-cell>
          <table:table-cell table:style-name="Benchmark.A2" office:value-type="string">
            <text:p text:style-name="P20">-</text:p>
          </table:table-cell>
          <table:table-cell table:style-name="Benchmark.A2" office:value-type="string">
            <text:p text:style-name="P45">0.153</text:p>
          </table:table-cell>
          <table:table-cell table:style-name="Benchmark.A2" office:value-type="string">
            <text:p text:style-name="P48">0.593</text:p>
          </table:table-cell>
          <table:table-cell table:style-name="Benchmark.F2" table:number-rows-spanned="2" office:value-type="string">
            <text:p text:style-name="P38">Replace segment_length() with direct access</text:p>
          </table:table-cell>
        </table:table-row>
        <table:table-row>
          <table:table-cell table:style-name="Benchmark.A2" office:value-type="string">
            <text:p text:style-name="P20">Small</text:p>
          </table:table-cell>
          <table:table-cell table:style-name="Benchmark.A2" office:value-type="string">
            <text:p text:style-name="P47">1.339</text:p>
          </table:table-cell>
          <table:table-cell table:style-name="Benchmark.A2" office:value-type="string">
            <text:p text:style-name="P44">18,313,839,202</text:p>
          </table:table-cell>
          <table:table-cell table:style-name="Benchmark.A2" office:value-type="string">
            <text:p text:style-name="P45">0.164</text:p>
          </table:table-cell>
          <table:table-cell table:style-name="Benchmark.A2" office:value-type="string">
            <text:p text:style-name="P45">0.617</text:p>
          </table:table-cell>
          <table:covered-table-cell/>
        </table:table-row>
        <table:table-row>
          <table:table-cell table:style-name="Benchmark.A2" office:value-type="string">
            <text:p text:style-name="P20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5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20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6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20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20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20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20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20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5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20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6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20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20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20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20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</table:table>
      <text:p text:style-name="P1"/>
      <text:p text:style-name="P1"/>
      <text:p text:style-name="P1"/>
      <text:p text:style-name="P2">First Valgrind run:</text:p>
      <text:p text:style-name="P2"><text:tab/>11602</text:p>
      <text:p text:style-name="P3">First Improvement:</text:p>
      <text:p text:style-name="P3">We noticed that a lot of time is spent in Bitpack_getu, </text:p>
      <text:p text:style-name="P3"/>
      <text:p text:style-name="P4">Second Valgrind run:</text:p>
      <text:p text:style-name="P4"><text:tab/>4590</text:p>
      <text:p text:style-name="P5">We noticed that Uarray_at takes up a lot of of time, with 26.88%. So we decide to change the segment implementation from Uarray to CArray</text:p>
      <text:p text:style-name="P5"/>
      <text:p text:style-name="P6">Third Valgrind run:</text:p>
      <text:p text:style-name="P6"><text:tab/>8410</text:p>
      <text:p text:style-name="P10">We noticed that Uarray_at still takes a lot of time so we decided to change the register implementation from Uarray to Carray too.</text:p>
      <text:p text:style-name="P6"/>
      <text:p text:style-name="P8">Forth Valgrind run:</text:p>
      <text:p text:style-name="P7"><text:tab/>9929</text:p>
      <text:p text:style-name="P10">We noticed that register_get() and register_put() take a significant time to run. So we decided to replace these functions with direct memory access/</text:p>
      <text:p text:style-name="P9"/>
      <text:p text:style-name="P10"><text:soft-page-break/>Fifth Valgrind run:</text:p>
      <text:p text:style-name="P10"><text:tab/>11023</text:p>
      <text:p text:style-name="P10">We noticed that Segment_isEmpty takes a lot of time. Hence we decided to replace the function with direct memory access from the memory</text:p>
      <text:p text:style-name="P10"/>
      <text:p text:style-name="P11">Sixth Valgrind run:</text:p>
      <text:p text:style-name="P11"><text:tab/>11575</text:p>
      <text:p text:style-name="P11">We noticed that Segment_length takes a lot of time.</text:p>
      <text:p text:style-name="P11"/>
      <text:p text:style-name="P12">Seventh Valgrind run:</text:p>
      <text:p text:style-name="P12"><text:tab/>5773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trapat Saengcharoentrakul</meta:initial-creator>
    <meta:creation-date>2015-04-11T19:56:24</meta:creation-date>
    <dc:date>2015-04-13T23:13:40</dc:date>
    <dc:creator>Sartrapat Saengcharoentrakul</dc:creator>
    <meta:editing-duration>PT7H1M24S</meta:editing-duration>
    <meta:editing-cycles>62</meta:editing-cycles>
    <meta:generator>LibreOffice/4.0.4.2$Linux_X86_64 LibreOffice_project/400m0$Build-2</meta:generator>
    <meta:document-statistic meta:table-count="1" meta:image-count="0" meta:object-count="0" meta:page-count="3" meta:paragraph-count="170" meta:word-count="389" meta:character-count="2374" meta:non-whitespace-character-count="2146"/>
  </office:meta>
</office:document-meta>
</file>